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5ce81d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0bcffc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bcffc" officeooo:paragraph-rsid="003561c4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bcffc" officeooo:paragraph-rsid="003cf34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0bcffc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1fe18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ca9c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4f43aa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5b88b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bcffc" officeooo:paragraph-rsid="001db691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2pt" fo:language="ru" fo:country="RU" fo:font-weight="normal" officeooo:rsid="000b1010" officeooo:paragraph-rsid="000bcff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0b1010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0bcff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5b88bd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b1010" officeooo:paragraph-rsid="005ce81d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6c6e1" officeooo:paragraph-rsid="0006c6e1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6c6e1" officeooo:paragraph-rsid="005b88b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5b88bd" officeooo:paragraph-rsid="005b88b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.0201in" fo:margin-bottom="0.0201in" loext:contextual-spacing="false" fo:text-align="justify" style:justify-single-word="false"/>
      <style:text-properties officeooo:paragraph-rsid="003399bd"/>
    </style:style>
    <style:style style:name="P20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0bcffc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5fbfd1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5d907f" style:font-size-asian="10pt" style:font-style-asian="italic" style:font-weight-asian="normal" style:font-size-complex="10pt" style:font-style-complex="italic" style:font-weight-complex="normal"/>
    </style:style>
    <style:style style:name="P23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4ddb62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0bcffc" style:font-size-asian="10pt" style:font-style-asian="italic" style:font-weight-asian="normal" style:font-size-complex="10pt" style:font-style-complex="italic" style:font-weight-complex="normal"/>
    </style:style>
    <style:style style:name="P25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italic" fo:font-weight="normal" officeooo:rsid="000b1010" officeooo:paragraph-rsid="005fbfd1" style:font-size-asian="10pt" style:font-style-asian="italic" style:font-weight-asian="normal" style:font-size-complex="10pt" style:font-style-complex="italic" style:font-weight-complex="normal"/>
    </style:style>
    <style:style style:name="P26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normal" officeooo:paragraph-rsid="003399bd" style:font-size-asian="10pt" style:font-size-complex="10pt"/>
    </style:style>
    <style:style style:name="P27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SFMono-Regular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28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style:use-window-font-color="true" style:font-name="SFMono-Regular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29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6a737d" style:font-name="SFMono-Regular" fo:font-size="8pt" fo:letter-spacing="normal" fo:language="en" fo:country="US" fo:font-style="normal" fo:font-weight="normal" officeooo:rsid="000b1010" officeooo:paragraph-rsid="000bcffc" style:font-name-asian="DejaVu Sans Mono" style:font-size-asian="8pt" style:font-weight-asian="normal" style:font-name-complex="Liberation Mono" style:font-size-complex="8pt" style:font-weight-complex="normal"/>
    </style:style>
    <style:style style:name="P30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bold" officeooo:rsid="000b1010" officeooo:paragraph-rsid="001afd47" style:font-size-asian="10pt" style:font-weight-asian="normal" style:font-size-complex="10pt" style:font-weight-complex="normal"/>
    </style:style>
    <style:style style:name="P31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10pt" fo:letter-spacing="normal" fo:language="ru" fo:country="RU" fo:font-style="normal" fo:font-weight="normal" officeooo:rsid="000b1010" officeooo:paragraph-rsid="000dd8d1" style:font-size-asian="10pt" style:font-weight-asian="normal" style:font-size-complex="10pt" style:font-weight-complex="normal"/>
    </style:style>
    <style:style style:name="P32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bold" officeooo:rsid="000b1010" officeooo:paragraph-rsid="000bcffc" style:font-size-asian="10pt" style:font-weight-asian="normal" style:font-size-complex="10pt" style:font-weight-complex="normal"/>
    </style:style>
    <style:style style:name="P33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bold" officeooo:rsid="000b1010" officeooo:paragraph-rsid="001e19f4" style:font-size-asian="10pt" style:font-weight-asian="normal" style:font-size-complex="10pt" style:font-weight-complex="normal"/>
    </style:style>
    <style:style style:name="P34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text-align="justify" style:justify-single-word="false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8pt" fo:letter-spacing="normal" fo:language="ru" fo:country="RU" fo:font-style="normal" fo:font-weight="normal" officeooo:rsid="000b1010" officeooo:paragraph-rsid="001e19f4" style:font-size-asian="8pt" style:font-weight-asian="normal" style:font-size-complex="8pt" style:font-weight-complex="normal"/>
    </style:style>
    <style:style style:name="P35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8pt" fo:letter-spacing="normal" fo:font-style="normal" fo:font-weight="normal" style:font-size-asian="8pt" style:font-size-complex="8pt"/>
    </style:style>
    <style:style style:name="P36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font-style="normal" fo:font-weight="normal" style:font-size-asian="8pt" style:font-size-complex="8pt"/>
    </style:style>
    <style:style style:name="P37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style:font-size-asian="8pt" style:font-size-complex="8pt"/>
    </style:style>
    <style:style style:name="P38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officeooo:paragraph-rsid="0051d3a9" style:font-size-asian="8pt" style:font-size-complex="8pt"/>
    </style:style>
    <style:style style:name="P3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style:font-size-asian="8pt" style:font-size-complex="8pt"/>
    </style:style>
    <style:style style:name="P4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fo:language="en" fo:country="US" officeooo:paragraph-rsid="0051d3a9" style:font-size-asian="8pt" style:font-size-complex="8pt"/>
    </style:style>
    <style:style style:name="P41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fo:language="en" fo:country="US" officeooo:paragraph-rsid="00542155" style:font-size-asian="8pt" style:font-size-complex="8pt"/>
    </style:style>
    <style:style style:name="P42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font-style="normal" fo:font-weight="normal" officeooo:paragraph-rsid="0023897c" style:font-size-asian="8pt" style:font-size-complex="8pt"/>
    </style:style>
    <style:style style:name="P43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font-style="normal" fo:font-weight="normal" style:font-size-asian="8pt" style:font-size-complex="8pt"/>
    </style:style>
    <style:style style:name="P44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language="en" fo:country="US" fo:font-style="normal" fo:font-weight="normal" style:font-size-asian="8pt" style:font-size-complex="8pt"/>
    </style:style>
    <style:style style:name="P45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6a737d" style:font-name="SFMono-Regular" fo:font-size="8pt" fo:letter-spacing="normal" fo:language="en" fo:country="US" fo:font-style="normal" fo:font-weight="normal" officeooo:paragraph-rsid="0051d3a9" style:font-size-asian="8pt" style:font-size-complex="8pt"/>
    </style:style>
    <style:style style:name="P46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size="8pt" style:font-size-asian="8pt" style:font-size-complex="8pt"/>
    </style:style>
    <style:style style:name="P47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size="8pt" fo:language="en" fo:country="US" style:font-size-asian="8pt" style:font-size-complex="8pt"/>
    </style:style>
    <style:style style:name="P48" style:family="paragraph" style:parent-style-name="Heading_20_3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49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officeooo:paragraph-rsid="0051d3a9" style:font-size-asian="8pt" style:font-size-complex="8pt"/>
    </style:style>
    <style:style style:name="P50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language="en" fo:country="US" fo:font-style="normal" fo:font-weight="normal" officeooo:paragraph-rsid="00542155" style:font-size-asian="8pt" style:font-size-complex="8pt"/>
    </style:style>
    <style:style style:name="P51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8pt" fo:letter-spacing="normal" fo:font-style="normal" fo:font-weight="normal" style:font-size-asian="8pt" style:font-size-complex="8pt"/>
    </style:style>
    <style:style style:name="P52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font-size="8pt" fo:letter-spacing="normal" style:font-size-asian="8pt" style:font-size-complex="8pt"/>
    </style:style>
    <style:style style:name="P53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style:font-size-asian="8pt" style:font-size-complex="8pt"/>
    </style:style>
    <style:style style:name="P54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officeooo:paragraph-rsid="007f3086" style:font-size-asian="8pt" style:font-size-complex="8pt"/>
    </style:style>
    <style:style style:name="P55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officeooo:paragraph-rsid="008d49d1" style:font-size-asian="8pt" style:font-size-complex="8pt"/>
    </style:style>
    <style:style style:name="P56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Manjari Regular" fo:font-size="8pt" fo:letter-spacing="normal" fo:font-style="normal" fo:font-weight="normal" style:font-size-asian="8pt" style:font-size-complex="8pt"/>
    </style:style>
    <style:style style:name="P57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style:font-name="Manjari Regular" fo:font-size="8pt" style:font-size-asian="8pt" style:font-size-complex="8pt"/>
    </style:style>
    <style:style style:name="P58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fo:font-variant="normal" fo:text-transform="none" fo:color="#24292e" style:font-name="Manjari Regular" fo:font-size="8pt" fo:letter-spacing="normal" fo:font-style="normal" fo:font-weight="normal" style:font-size-asian="8pt" style:font-size-complex="8pt"/>
    </style:style>
    <style:style style:name="P59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SFMono-Regular" fo:font-size="8pt" fo:letter-spacing="normal" fo:language="en" fo:country="US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60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8pt" fo:letter-spacing="normal" fo:language="ru" fo:country="RU" fo:font-style="normal" fo:font-weight="normal" officeooo:rsid="000b1010" officeooo:paragraph-rsid="000bcffc" style:font-size-asian="8pt" style:font-weight-asian="normal" style:font-size-complex="8pt" style:font-weight-complex="normal"/>
    </style:style>
    <style:style style:name="P61" style:family="paragraph" style:parent-style-name="Preformatted_20_Text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Manjari Regular" fo:font-size="8pt" fo:letter-spacing="normal" fo:language="ru" fo:country="RU" fo:font-style="normal" fo:font-weight="normal" officeooo:rsid="000b1010" officeooo:paragraph-rsid="008066d1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0366d6" style:text-line-through-style="none" style:text-line-through-type="none" style:font-name="apple-system" fo:font-size="10pt" fo:letter-spacing="normal" fo:language="ru" fo:country="RU" fo:font-style="normal" style:text-underline-style="none" fo:font-weight="normal" officeooo:paragraph-rsid="003399bd" style:text-blinking="false" fo:background-color="#ffffff" style:font-size-asian="10pt" style:font-size-complex="10pt"/>
    </style:style>
    <style:style style:name="P63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0bcffc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0bcffc" style:font-size-asian="10pt" style:font-style-asian="italic" style:font-weight-asian="normal" style:font-size-complex="10pt" style:font-style-complex="italic" style:font-weight-complex="normal"/>
    </style:style>
    <style:style style:name="P65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ru" fo:country="RU" fo:font-style="normal" fo:font-weight="normal" officeooo:rsid="000b1010" officeooo:paragraph-rsid="007a7c85" style:font-size-asian="10pt" style:font-style-asian="italic" style:font-weight-asian="normal" style:font-size-complex="10pt" style:font-style-complex="italic" style:font-weight-complex="normal"/>
    </style:style>
    <style:style style:name="P66" style:family="paragraph" style:parent-style-name="Standard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10pt" fo:letter-spacing="normal" fo:language="en" fo:country="US" fo:font-style="normal" fo:font-weight="normal" officeooo:rsid="000b1010" officeooo:paragraph-rsid="00759662" style:font-size-asian="10pt" style:font-style-asian="italic" style:font-weight-asian="normal" style:font-size-complex="10pt" style:font-style-complex="italic" style:font-weight-complex="normal"/>
    </style:style>
    <style:style style:name="P67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949f59" style:text-blinking="false" fo:background-color="#ffffff" style:font-size-asian="10pt" style:font-size-complex="10pt"/>
    </style:style>
    <style:style style:name="P68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96c235" style:text-blinking="false" fo:background-color="#ffffff" style:font-size-asian="10pt" style:font-size-complex="10pt"/>
    </style:style>
    <style:style style:name="P69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9e9c87" style:text-blinking="false" fo:background-color="#ffffff" style:font-size-asian="10pt" style:font-size-complex="10pt"/>
    </style:style>
    <style:style style:name="P70" style:family="paragraph" style:parent-style-name="Standard">
      <style:paragraph-properties fo:margin-top="0.0201in" fo:margin-bottom="0.0201in" loext:contextual-spacing="false" fo:text-align="start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49f59" officeooo:paragraph-rsid="009e9c87" style:text-blinking="false" fo:background-color="#ffffff" style:font-size-asian="10pt" style:font-size-complex="10pt"/>
    </style:style>
    <style:style style:name="P71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6c235" officeooo:paragraph-rsid="0096c235" style:text-blinking="false" fo:background-color="#ffffff" style:font-size-asian="10pt" style:font-size-complex="10pt"/>
    </style:style>
    <style:style style:name="P72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paragraph-rsid="00949f59" style:text-blinking="false" fo:background-color="#ffffff" style:font-size-asian="10pt" style:font-size-complex="10pt"/>
    </style:style>
    <style:style style:name="P73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cd384" officeooo:paragraph-rsid="009cd384" style:text-blinking="false" fo:background-color="#ffffff" style:font-size-asian="10pt" style:font-size-complex="10pt"/>
    </style:style>
    <style:style style:name="P74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9e9c87" officeooo:paragraph-rsid="009e9c87" style:text-blinking="false" fo:background-color="#ffffff" style:font-size-asian="10pt" style:font-size-complex="10pt"/>
    </style:style>
    <style:style style:name="P75" style:family="paragraph" style:parent-style-name="Standard">
      <style:paragraph-properties fo:margin-top="0.0201in" fo:margin-bottom="0.0201in" loext:contextual-spacing="false" fo:text-align="center" style:justify-single-word="false"/>
      <style:text-properties fo:font-variant="normal" fo:text-transform="none" fo:color="#00aaad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0b1010" officeooo:paragraph-rsid="009e9c87" style:text-blinking="false" fo:background-color="#ffffff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bold" officeooo:rsid="0006c6e1" officeooo:paragraph-rsid="005b88bd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8pt" fo:language="ru" fo:country="RU" fo:font-weight="normal" officeooo:rsid="000b1010" officeooo:paragraph-rsid="000bcffc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top="0.0201in" fo:margin-bottom="0.0201in" loext:contextual-spacing="false" fo:text-align="justify" style:justify-single-word="false"/>
      <style:text-properties officeooo:paragraph-rsid="0067a37c"/>
    </style:style>
    <style:style style:name="P79" style:family="paragraph" style:parent-style-name="Standard">
      <style:paragraph-properties fo:margin-top="0.0201in" fo:margin-bottom="0.0201in" loext:contextual-spacing="false" fo:text-align="justify" style:justify-single-word="false"/>
      <style:text-properties officeooo:paragraph-rsid="007be047"/>
    </style:style>
    <style:style style:name="P80" style:family="paragraph" style:parent-style-name="Standard">
      <style:paragraph-properties fo:margin-top="0.0201in" fo:margin-bottom="0.0201in" loext:contextual-spacing="false" fo:text-align="justify" style:justify-single-word="false"/>
      <style:text-properties style:font-name="Manjari Regular" fo:font-size="10pt" fo:language="ru" fo:country="RU" fo:font-weight="normal" officeooo:rsid="0006c6e1" officeooo:paragraph-rsid="000bcffc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74f26a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6da939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normal" officeooo:rsid="0006c6e1" officeooo:paragraph-rsid="0096c235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7be047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.0201in" fo:margin-bottom="0.0201in" loext:contextual-spacing="false" fo:text-align="justify" style:justify-single-word="false"/>
      <style:text-properties fo:color="#0066b3" style:font-name="Manjari Regular" fo:font-size="10pt" fo:language="ru" fo:country="RU" fo:font-weight="bold" officeooo:rsid="0006c6e1" officeooo:paragraph-rsid="007d863c" style:font-size-asian="10pt" style:font-weight-asian="bold" style:font-size-complex="10pt" style:font-weight-complex="bold"/>
    </style:style>
    <style:style style:name="P86" style:family="paragraph" style:parent-style-name="Text_20_body">
      <style:paragraph-properties fo:margin-top="0.0201in" fo:margin-bottom="0.0201in" loext:contextual-spacing="false" fo:text-align="justify" style:justify-single-word="false"/>
      <style:text-properties fo:font-variant="normal" fo:text-transform="none" fo:color="#24292e" style:font-name="apple-system" fo:font-size="8pt" fo:letter-spacing="normal" fo:language="ru" fo:country="RU" fo:font-style="normal" fo:font-weight="normal" officeooo:rsid="000b1010" officeooo:paragraph-rsid="000bcffc" style:font-name-asian="Noto Sans CJK SC" style:font-size-asian="8pt" style:font-weight-asian="normal" style:font-name-complex="Lohit Devanagari" style:font-size-complex="8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439d" style:font-weight-asian="bold" style:font-weight-complex="bold"/>
    </style:style>
    <style:style style:name="T3" style:family="text">
      <style:text-properties fo:font-weight="bold" officeooo:rsid="001b5411" style:font-weight-asian="bold" style:font-weight-complex="bold"/>
    </style:style>
    <style:style style:name="T4" style:family="text">
      <style:text-properties fo:font-weight="bold" officeooo:rsid="008aa2e3"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d8d1" style:font-weight-asian="normal" style:font-weight-complex="normal"/>
    </style:style>
    <style:style style:name="T8" style:family="text">
      <style:text-properties fo:font-weight="normal" officeooo:rsid="0012439d" style:font-weight-asian="normal" style:font-weight-complex="normal"/>
    </style:style>
    <style:style style:name="T9" style:family="text">
      <style:text-properties fo:font-weight="normal" officeooo:rsid="004f43aa" style:font-weight-asian="normal" style:font-weight-complex="normal"/>
    </style:style>
    <style:style style:name="T10" style:family="text">
      <style:text-properties fo:font-weight="normal" officeooo:rsid="00668d6c" style:font-weight-asian="normal" style:font-weight-complex="normal"/>
    </style:style>
    <style:style style:name="T11" style:family="text">
      <style:text-properties fo:font-weight="normal" officeooo:rsid="000fbdac"/>
    </style:style>
    <style:style style:name="T12" style:family="text">
      <style:text-properties fo:font-weight="normal" officeooo:rsid="001afd47"/>
    </style:style>
    <style:style style:name="T13" style:family="text">
      <style:text-properties officeooo:rsid="000bcffc"/>
    </style:style>
    <style:style style:name="T14" style:family="text">
      <style:text-properties officeooo:rsid="000c3e91"/>
    </style:style>
    <style:style style:name="T15" style:family="text">
      <style:text-properties officeooo:rsid="000dd8d1"/>
    </style:style>
    <style:style style:name="T16" style:family="text">
      <style:text-properties officeooo:rsid="0012439d"/>
    </style:style>
    <style:style style:name="T17" style:family="text">
      <style:text-properties officeooo:rsid="00138f03"/>
    </style:style>
    <style:style style:name="T18" style:family="text">
      <style:text-properties officeooo:rsid="00143e8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normal" officeooo:rsid="000fbdac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font-variant="normal" fo:text-transform="none" fo:color="#24292e" style:font-name="apple-system" fo:font-size="10pt" fo:letter-spacing="normal" fo:language="ru" fo:country="RU" fo:font-style="normal" fo:font-weight="normal" style:font-size-asian="10pt" style:font-size-complex="10pt"/>
    </style:style>
    <style:style style:name="T23" style:family="text">
      <style:text-properties fo:font-variant="normal" fo:text-transform="none" fo:color="#24292e" style:font-name="apple-system" fo:font-size="10pt" fo:letter-spacing="normal" fo:language="en" fo:country="US" fo:font-style="normal" fo:font-weight="normal" style:font-size-asian="10pt" style:font-size-complex="10pt"/>
    </style:style>
    <style:style style:name="T24" style:family="text">
      <style:text-properties fo:font-variant="normal" fo:text-transform="none" fo:color="#24292e" style:font-name="apple-system" fo:font-size="10pt" fo:letter-spacing="normal" fo:font-style="normal" style:font-size-asian="10pt" style:font-size-complex="10pt"/>
    </style:style>
    <style:style style:name="T25" style:family="text">
      <style:text-properties fo:font-variant="normal" fo:text-transform="none" fo:color="#24292e" style:font-name="SFMono-Regular" fo:letter-spacing="normal" fo:font-style="normal" fo:font-weight="normal"/>
    </style:style>
    <style:style style:name="T26" style:family="text">
      <style:text-properties fo:font-variant="normal" fo:text-transform="none" fo:color="#24292e" style:font-name="SFMono-Regular" fo:font-size="10pt" fo:letter-spacing="normal" fo:language="en" fo:country="US" fo:font-style="normal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24292e" style:font-name="SFMono-Regular" fo:font-size="10pt" fo:letter-spacing="normal" fo:language="en" fo:country="US" fo:font-style="normal" style:font-size-asian="10pt" style:font-size-complex="10pt"/>
    </style:style>
    <style:style style:name="T28" style:family="text">
      <style:text-properties fo:font-variant="normal" fo:text-transform="none" fo:color="#24292e" style:font-name="Manjari Regular" fo:font-size="10pt" fo:letter-spacing="normal" fo:language="ru" fo:country="RU" fo:font-style="normal" fo:font-weight="normal" officeooo:rsid="003399bd" style:font-size-asian="10pt" style:font-weight-asian="normal" style:font-size-complex="10pt" style:font-weight-complex="normal"/>
    </style:style>
    <style:style style:name="T29" style:family="text">
      <style:text-properties fo:font-variant="normal" fo:text-transform="none" fo:color="#24292e" style:text-line-through-style="none" style:text-line-through-type="none" style:font-name="apple-system" fo:font-size="10pt" fo:letter-spacing="normal" fo:language="ru" fo:country="RU" fo:font-style="normal" style:text-underline-style="none" fo:font-weight="normal" style:text-blinking="false" fo:background-color="#ffffff" loext:char-shading-value="0" style:font-size-asian="10pt" style:font-size-complex="10pt"/>
    </style:style>
    <style:style style:name="T30" style:family="text">
      <style:text-properties fo:font-variant="normal" fo:text-transform="none" fo:color="#24292e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0b1010" style:text-blinking="false" fo:background-color="#ffffff" loext:char-shading-value="0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font-variant="normal" fo:text-transform="none" fo:color="#24292e" style:text-line-through-style="none" style:text-line-through-type="none" fo:letter-spacing="normal" fo:font-style="normal" style:text-underline-style="none" fo:font-weight="normal" officeooo:rsid="000b1010" style:text-blinking="false" fo:background-color="#ffffff" loext:char-shading-value="0" style:font-style-asian="italic" style:font-weight-asian="normal" style:font-style-complex="italic" style:font-weight-complex="normal"/>
    </style:style>
    <style:style style:name="T32" style:family="text">
      <style:text-properties fo:font-variant="normal" fo:text-transform="none" fo:color="#24292e" fo:letter-spacing="normal" fo:font-style="normal" fo:font-weight="normal"/>
    </style:style>
    <style:style style:name="T33" style:family="text">
      <style:text-properties fo:font-variant="normal" fo:text-transform="none" fo:letter-spacing="normal" fo:font-style="normal"/>
    </style:style>
    <style:style style:name="T34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4f43aa" style:font-weight-asian="normal" style:font-weight-complex="normal"/>
    </style:style>
    <style:style style:name="T36" style:family="text">
      <style:text-properties fo:font-variant="normal" fo:text-transform="none" fo:letter-spacing="normal" fo:font-style="normal" fo:font-weight="normal" officeooo:rsid="007d863c" style:font-weight-asian="normal" style:font-weight-complex="normal"/>
    </style:style>
    <style:style style:name="T3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letter-spacing="normal" fo:language="en" fo:country="US" fo:font-style="normal"/>
    </style:style>
    <style:style style:name="T39" style:family="text">
      <style:text-properties fo:font-variant="normal" fo:text-transform="none" fo:letter-spacing="normal" fo:language="en" fo:country="US" fo:font-style="normal" fo:font-weight="normal" style:font-weight-asian="normal" style:font-weight-complex="normal"/>
    </style:style>
    <style:style style:name="T40" style:family="text">
      <style:text-properties fo:font-variant="normal" fo:text-transform="none" fo:letter-spacing="normal" fo:language="en" fo:country="US" fo:font-style="normal" fo:font-weight="normal" officeooo:rsid="004f43aa" style:font-weight-asian="normal" style:font-weight-complex="normal"/>
    </style:style>
    <style:style style:name="T41" style:family="text">
      <style:text-properties fo:font-variant="normal" fo:text-transform="none" fo:letter-spacing="normal" fo:language="en" fo:country="US" fo:font-style="normal" fo:font-weight="bold" style:font-weight-asian="bold" style:font-weight-complex="bold"/>
    </style:style>
    <style:style style:name="T42" style:family="text">
      <style:text-properties fo:font-variant="normal" fo:text-transform="none" fo:letter-spacing="normal" fo:language="en" fo:country="US" fo:font-style="normal" fo:font-weight="bold" officeooo:rsid="003cf342" style:font-weight-asian="bold" style:font-weight-complex="bold"/>
    </style:style>
    <style:style style:name="T43" style:family="text">
      <style:text-properties fo:font-variant="normal" fo:text-transform="none" fo:color="#6f42c1" style:font-name="SFMono-Regular" fo:letter-spacing="normal" fo:font-style="normal" fo:font-weight="normal"/>
    </style:style>
    <style:style style:name="T44" style:family="text">
      <style:text-properties fo:font-variant="normal" fo:text-transform="none" fo:color="#6f42c1" fo:letter-spacing="normal" fo:font-style="normal" fo:font-weight="normal"/>
    </style:style>
    <style:style style:name="T45" style:family="text">
      <style:text-properties fo:font-variant="normal" fo:text-transform="none" fo:color="#032f62" style:font-name="SFMono-Regular" fo:letter-spacing="normal" fo:font-style="normal" fo:font-weight="normal"/>
    </style:style>
    <style:style style:name="T46" style:family="text">
      <style:text-properties fo:font-variant="normal" fo:text-transform="none" fo:color="#032f62" fo:letter-spacing="normal" fo:font-style="normal" fo:font-weight="normal"/>
    </style:style>
    <style:style style:name="T47" style:family="text">
      <style:text-properties fo:font-variant="normal" fo:text-transform="none" fo:color="#d73a49" style:font-name="SFMono-Regular" fo:letter-spacing="normal" fo:font-style="normal" fo:font-weight="normal"/>
    </style:style>
    <style:style style:name="T48" style:family="text">
      <style:text-properties fo:font-variant="normal" fo:text-transform="none" fo:color="#0366d6" style:text-line-through-style="none" style:text-line-through-type="none" style:font-name="apple-system" fo:font-size="10pt" fo:letter-spacing="normal" fo:language="en" fo:country="US" fo:font-style="normal" style:text-underline-style="none" fo:font-weight="normal" style:text-blinking="false" fo:background-color="#ffffff" loext:char-shading-value="0" style:font-size-asian="10pt" style:language-asian="zxx" style:country-asian="none" style:font-size-complex="10pt" style:language-complex="zxx" style:country-complex="none"/>
    </style:style>
    <style:style style:name="T49" style:family="text">
      <style:text-properties fo:font-variant="normal" fo:text-transform="none" fo:color="#005cc5" style:font-name="SFMono-Regular" fo:letter-spacing="normal" fo:font-style="normal" fo:font-weight="normal"/>
    </style:style>
    <style:style style:name="T50" style:family="text">
      <style:text-properties fo:font-variant="normal" fo:text-transform="none" fo:color="#005cc5" fo:letter-spacing="normal" fo:font-style="normal" fo:font-weight="normal"/>
    </style:style>
    <style:style style:name="T51" style:family="text">
      <style:text-properties fo:font-variant="normal" fo:text-transform="none" style:use-window-font-color="true" style:text-line-through-style="none" style:text-line-through-type="none" style:font-name="Manjari Regular" fo:font-size="10pt" fo:letter-spacing="normal" fo:language="ru" fo:country="RU" fo:font-style="normal" style:text-underline-style="none" fo:font-weight="normal" officeooo:rsid="0066f901" style:text-blinking="false" fo:background-color="#ffffff" loext:char-shading-value="0" style:font-size-asian="10pt" style:font-weight-asian="normal" style:font-size-complex="10pt" style:font-weight-complex="normal"/>
    </style:style>
    <style:style style:name="T52" style:family="text">
      <style:text-properties fo:font-variant="normal" fo:text-transform="none" style:use-window-font-color="true" style:font-name="Manjari Regular" fo:font-size="10pt" fo:letter-spacing="normal" fo:language="ru" fo:country="RU" fo:font-style="normal" fo:font-weight="normal" officeooo:rsid="0066f901" style:font-size-asian="10pt" style:font-weight-asian="normal" style:font-size-complex="10pt" style:font-weight-complex="normal"/>
    </style:style>
    <style:style style:name="T53" style:family="text">
      <style:text-properties fo:font-variant="normal" fo:text-transform="none" fo:color="#000080" style:text-line-through-style="none" style:text-line-through-type="none" style:font-name="Manjari Regular" fo:font-size="10pt" fo:letter-spacing="normal" fo:language="zxx" fo:country="none" fo:font-style="normal" style:text-underline-style="solid" style:text-underline-width="auto" style:text-underline-color="font-color" fo:font-weight="normal" officeooo:rsid="0066f901" style:text-blinking="false" fo:background-color="#ffffff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4" style:family="text">
      <style:text-properties fo:font-variant="normal" fo:text-transform="none" fo:color="#009598" style:text-line-through-style="none" style:text-line-through-type="none" style:font-name="apple-system" fo:font-size="10pt" fo:letter-spacing="normal" fo:language="ru" fo:country="RU" fo:font-style="normal" style:text-underline-style="none" fo:font-weight="normal" officeooo:rsid="000b1010" style:text-blinking="false" fo:background-color="#ffffff" loext:char-shading-value="0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fo:font-variant="normal" fo:text-transform="none" fo:color="#00aaad" style:text-line-through-style="none" style:text-line-through-type="none" style:font-name="apple-system" fo:letter-spacing="normal" fo:font-style="normal" style:text-underline-style="none" officeooo:rsid="00949f59" style:text-blinking="false" fo:background-color="#ffffff" loext:char-shading-value="0" style:font-weight-asian="bold" style:font-weight-complex="bold"/>
    </style:style>
    <style:style style:name="T56" style:family="text">
      <style:text-properties officeooo:rsid="001b5411"/>
    </style:style>
    <style:style style:name="T57" style:family="text">
      <style:text-properties fo:color="#d73a49"/>
    </style:style>
    <style:style style:name="T58" style:family="text">
      <style:text-properties fo:color="#d73a49" style:font-name="SFMono-Regular" fo:font-style="normal" fo:font-weight="normal"/>
    </style:style>
    <style:style style:name="T59" style:family="text">
      <style:text-properties fo:color="#d73a49" fo:font-style="normal" fo:font-weight="normal"/>
    </style:style>
    <style:style style:name="T60" style:family="text">
      <style:text-properties fo:color="#005cc5"/>
    </style:style>
    <style:style style:name="T61" style:family="text">
      <style:text-properties fo:color="#005cc5" style:font-name="SFMono-Regular" fo:font-style="normal" fo:font-weight="normal"/>
    </style:style>
    <style:style style:name="T62" style:family="text">
      <style:text-properties fo:color="#005cc5" style:font-name="SFMono-Regular" fo:font-size="9.75pt" fo:font-style="normal" fo:font-weight="normal"/>
    </style:style>
    <style:style style:name="T63" style:family="text">
      <style:text-properties fo:color="#005cc5" fo:font-style="normal" fo:font-weight="normal"/>
    </style:style>
    <style:style style:name="T64" style:family="text">
      <style:text-properties fo:color="#6f42c1"/>
    </style:style>
    <style:style style:name="T65" style:family="text">
      <style:text-properties fo:color="#6f42c1" style:font-name="SFMono-Regular" fo:font-style="normal" fo:font-weight="normal"/>
    </style:style>
    <style:style style:name="T66" style:family="text">
      <style:text-properties fo:color="#6f42c1" style:font-name="SFMono-Regular" fo:font-size="9.75pt" fo:font-style="normal" fo:font-weight="normal"/>
    </style:style>
    <style:style style:name="T67" style:family="text">
      <style:text-properties fo:color="#6f42c1" fo:font-style="normal" fo:font-weight="normal"/>
    </style:style>
    <style:style style:name="T68" style:family="text">
      <style:text-properties fo:color="#6f42c1" fo:language="en" fo:country="US"/>
    </style:style>
    <style:style style:name="T69" style:family="text">
      <style:text-properties fo:color="#032f62"/>
    </style:style>
    <style:style style:name="T70" style:family="text">
      <style:text-properties fo:color="#032f62" style:font-name="SFMono-Regular" fo:font-style="normal" fo:font-weight="normal"/>
    </style:style>
    <style:style style:name="T71" style:family="text">
      <style:text-properties fo:color="#032f62" style:font-name="SFMono-Regular" fo:font-size="9.75pt" fo:font-style="normal" fo:font-weight="normal"/>
    </style:style>
    <style:style style:name="T72" style:family="text">
      <style:text-properties fo:color="#032f62" fo:font-style="normal" fo:font-weight="normal"/>
    </style:style>
    <style:style style:name="T73" style:family="text">
      <style:text-properties officeooo:rsid="001e19f4"/>
    </style:style>
    <style:style style:name="T74" style:family="text">
      <style:text-properties officeooo:rsid="0028e95d"/>
    </style:style>
    <style:style style:name="T75" style:family="text">
      <style:text-properties fo:language="ru" fo:country="RU"/>
    </style:style>
    <style:style style:name="T76" style:family="text">
      <style:text-properties fo:color="#0066b3"/>
    </style:style>
    <style:style style:name="T77" style:family="text">
      <style:text-properties fo:color="#0066b3" officeooo:rsid="000bcffc"/>
    </style:style>
    <style:style style:name="T78" style:family="text">
      <style:text-properties fo:color="#0066b3" fo:font-weight="bold" officeooo:rsid="008aa2e3" style:font-weight-asian="bold" style:font-weight-complex="bold"/>
    </style:style>
    <style:style style:name="T79" style:family="text">
      <style:text-properties fo:color="#0066b3" officeooo:rsid="008aa2e3"/>
    </style:style>
    <style:style style:name="T80" style:family="text">
      <style:text-properties officeooo:rsid="0039d5fd"/>
    </style:style>
    <style:style style:name="T81" style:family="text">
      <style:text-properties officeooo:rsid="003399bd" style:font-weight-asian="normal" style:font-weight-complex="normal"/>
    </style:style>
    <style:style style:name="T82" style:family="text">
      <style:text-properties style:font-name="Manjari Regular" fo:font-weight="bold" officeooo:rsid="0006c6e1" style:font-weight-asian="bold" style:font-weight-complex="bold"/>
    </style:style>
    <style:style style:name="T83" style:family="text">
      <style:text-properties style:font-name="SFMono-Regular" fo:font-style="normal" fo:font-weight="normal"/>
    </style:style>
    <style:style style:name="T84" style:family="text">
      <style:text-properties style:font-name="SFMono-Regular" fo:font-size="9.75pt" fo:font-style="normal" fo:font-weight="normal"/>
    </style:style>
    <style:style style:name="T85" style:family="text">
      <style:text-properties style:font-name="SFMono-Regular" fo:language="en" fo:country="US" fo:font-style="normal" fo:font-weight="normal"/>
    </style:style>
    <style:style style:name="T86" style:family="text">
      <style:text-properties officeooo:rsid="004ddb62"/>
    </style:style>
    <style:style style:name="T87" style:family="text">
      <style:text-properties style:text-underline-style="solid" style:text-underline-width="auto" style:text-underline-color="font-color"/>
    </style:style>
    <style:style style:name="T88" style:family="text">
      <style:text-properties style:text-underline-style="solid" style:text-underline-width="auto" style:text-underline-color="font-color" officeooo:rsid="004ddb62"/>
    </style:style>
    <style:style style:name="T89" style:family="text">
      <style:text-properties style:text-underline-style="solid" style:text-underline-width="auto" style:text-underline-color="font-color" officeooo:rsid="00668d6c"/>
    </style:style>
    <style:style style:name="T90" style:family="text">
      <style:text-properties style:use-window-font-color="true" style:font-name="Manjari Regular" fo:font-size="10pt" fo:language="ru" fo:country="RU" fo:font-weight="normal" officeooo:rsid="0066f901" style:font-size-asian="10pt" style:font-weight-asian="normal" style:font-size-complex="10pt" style:font-weight-complex="normal"/>
    </style:style>
    <style:style style:name="T91" style:family="text">
      <style:text-properties style:use-window-font-color="true" style:font-name="Manjari Regular" fo:font-size="10pt" fo:language="ru" fo:country="RU" fo:font-weight="bold" officeooo:rsid="0066f901" style:font-size-asian="10pt" style:font-weight-asian="bold" style:font-size-complex="10pt" style:font-weight-complex="bold"/>
    </style:style>
    <style:style style:name="T92" style:family="text">
      <style:text-properties style:use-window-font-color="true" style:font-name="SFMono-Regular"/>
    </style:style>
    <style:style style:name="T93" style:family="text">
      <style:text-properties officeooo:rsid="005b88bd"/>
    </style:style>
    <style:style style:name="T94" style:family="text">
      <style:text-properties officeooo:rsid="005fbfd1"/>
    </style:style>
    <style:style style:name="T95" style:family="text">
      <style:text-properties officeooo:rsid="00668d6c"/>
    </style:style>
    <style:style style:name="T96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T97" style:family="text">
      <style:text-properties fo:font-style="normal" fo:font-weight="normal"/>
    </style:style>
    <style:style style:name="T98" style:family="text">
      <style:text-properties style:font-name="Manjari Regular" fo:font-size="10pt" fo:language="ru" fo:country="RU" fo:font-weight="normal" officeooo:rsid="0066f901" style:font-size-asian="10pt" style:font-weight-asian="normal" style:font-size-complex="10pt" style:font-weight-complex="normal"/>
    </style:style>
    <style:style style:name="T99" style:family="text">
      <style:text-properties style:font-name="Manjari Regular" fo:font-size="8pt" style:font-size-asian="8pt" style:font-size-complex="8pt"/>
    </style:style>
    <style:style style:name="T100" style:family="text">
      <style:text-properties fo:color="#009598" style:text-line-through-style="none" style:text-line-through-type="none" style:text-underline-style="none" style:text-blinking="false" fo:background-color="#ffffff" loext:char-shading-value="0"/>
    </style:style>
    <style:style style:name="T101" style:family="text">
      <style:text-properties fo:color="#6a737d" style:font-name="SFMono-Regular" fo:font-size="9.75pt" fo:font-style="normal" fo:font-weight="normal"/>
    </style:style>
    <style:style style:name="T102" style:family="text">
      <style:text-properties fo:color="#6a737d" style:font-name="SFMono-Regular" fo:font-style="normal" fo:font-weight="normal"/>
    </style:style>
    <style:style style:name="T103" style:family="text">
      <style:text-properties fo:color="#6a737d" fo:font-style="normal" fo:font-weight="normal"/>
    </style:style>
    <style:style style:name="T104" style:family="text">
      <style:text-properties fo:color="#e36209"/>
    </style:style>
    <style:style style:name="T105" style:family="text">
      <style:text-properties fo:color="#e36209" style:font-name="SFMono-Regular" fo:font-size="9.75pt" fo:font-style="normal" fo:font-weight="normal"/>
    </style:style>
    <style:style style:name="T106" style:family="text">
      <style:text-properties fo:color="#e36209" style:font-name="SFMono-Regular" fo:font-style="normal" fo:font-weight="normal"/>
    </style:style>
    <style:style style:name="T107" style:family="text">
      <style:text-properties fo:color="#e36209" fo:font-style="normal" fo:font-weight="normal"/>
    </style:style>
    <style:style style:name="T108" style:family="text">
      <style:text-properties officeooo:rsid="008403c9"/>
    </style:style>
    <style:style style:name="T109" style:family="text">
      <style:text-properties officeooo:rsid="008aa2e3"/>
    </style:style>
    <style:style style:name="T110" style:family="text">
      <style:text-properties officeooo:rsid="00949f59"/>
    </style:style>
    <style:style style:name="T111" style:family="text">
      <style:text-properties fo:font-size="13pt" style:font-size-asian="13pt" style:font-size-complex="13pt"/>
    </style:style>
    <style:style style:name="T112" style:family="text">
      <style:text-properties fo:font-size="15pt" style:font-size-asian="15pt" style:font-size-complex="15pt"/>
    </style:style>
    <style:style style:name="T113" style:family="text">
      <style:text-properties fo:font-size="15pt" fo:font-weight="bold" style:font-size-asian="15pt" style:font-weight-asian="bold" style:font-size-complex="15pt" style:font-weight-complex="bold"/>
    </style:style>
    <style:style style:name="T114" style:family="text">
      <style:text-properties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================================================================</text:p>
      <text:p text:style-name="P71"><text:span text:style-name="T113">СТРУКТУРА ПРОЕКТА</text:span></text:p>
      <text:p text:style-name="P83"><text:span text:style-name="T55">================================================================</text:span></text:p>
      <text:p text:style-name="P83"><text:span text:style-name="T1">1</text:span>. <text:span text:style-name="T16">Разделите </text:span><text:span text:style-name="T2">проект</text:span><text:span text:style-name="T16"> на </text:span><text:span text:style-name="T2">КОМПОНЕНТЫ</text:span>:</text:p>
      <text:p text:style-name="P12">Что-бы поддерживать большую базу кода лучше не внедрять новые функции, а лучше <text:span text:style-name="T3">РАЗДЕЛИТЬ</text:span><text:span text:style-name="T1"> КОД НА КОМПОНЕНТЫ</text:span></text:p>
      <text:p text:style-name="P12">* <text:span text:style-name="T14">приложение очень тяжело МАСШТАБИРОВАТЬ, тогда все бизнес-единицы слиты “в кучу”</text:span></text:p>
      <text:p text:style-name="P12"/>
      <text:p text:style-name="P5"><text:span text:style-name="T13">2</text:span>. <text:span text:style-name="T7">Разделите </text:span><text:span text:style-name="T15">компонент</text:span><text:span text:style-name="T7"> на </text:span><text:span text:style-name="T17">СЛОИ</text:span>:</text:p>
      <text:h text:style-name="P30" text:outline-level="3"><text:span text:style-name="T5">- веб </text:span><text:span text:style-name="T11">(</text:span><text:span text:style-name="T20">Express</text:span><text:span text:style-name="T11"> должен быт отделен от слоев сервисов и </text:span><text:span text:style-name="T12">б</text:span><text:span text:style-name="T11">азы </text:span><text:span text:style-name="T12">д</text:span><text:span text:style-name="T11">анных)</text:span></text:h>
      <text:h text:style-name="P31" text:outline-level="3">- <text:span text:style-name="T56">сервисы</text:span></text:h>
      <text:h text:style-name="P31" text:outline-level="3">- <text:span text:style-name="T19">DAL</text:span></text:h>
      <text:p text:style-name="P13"/>
      <text:p text:style-name="P5"><text:span text:style-name="T13">3</text:span>. <text:span text:style-name="T8">Оборачивайте </text:span><text:span text:style-name="T16">общие утилиты </text:span><text:span text:style-name="T8">в </text:span><text:span text:style-name="T16">npm</text:span>:</text:p>
      <text:p text:style-name="P13">* <text:span text:style-name="T18">любые УНИВЕРСАЛЬНЫЕ УТИЛИТЫ (регистратор, модуль шифрования и т.д.) должны быть обернуты вашим собственным кодом и представлены как npm пакеты</text:span></text:p>
      <text:p text:style-name="P13"/>
      <text:p text:style-name="P10">4.<text:span text:style-name="T6"> </text:span><text:span text:style-name="T34">Разделяйте </text:span><text:span text:style-name="T39">Express</text:span><text:span text:style-name="T34"> </text:span><text:span text:style-name="T33">"приложение"</text:span><text:span text:style-name="T34"> и </text:span><text:span text:style-name="T33">"сервер"</text:span>:</text:p>
      <text:p text:style-name="P20"><text:span text:style-name="T74">Объявляйте</text:span> API отделено от конфигурации, связанной с сетью (порт, протокол и т.д.)</text:p>
      <text:h text:style-name="P32" text:outline-level="3"><text:span text:style-name="T73">О</text:span>бъявление API <text:span text:style-name="T73">(</text:span><text:span text:style-name="T5">app.js/app.ts</text:span><text:span text:style-name="T73">):</text:span></text:h>
      <text:p text:style-name="P35"><text:span text:style-name="T57"><text:tab/>const</text:span> app <text:span text:style-name="T60">=</text:span> <text:span text:style-name="T64">express</text:span>();</text:p>
      <text:p text:style-name="P36"><text:tab/>app.<text:span text:style-name="T64">use</text:span>(bodyParser.<text:span text:style-name="T64">json</text:span>());</text:p>
      <text:p text:style-name="P36"><text:tab/>app.<text:span text:style-name="T64">use</text:span>(<text:span text:style-name="T69">'/api/events'</text:span>, events.<text:span text:style-name="T60">API</text:span>);</text:p>
      <text:p text:style-name="P36"><text:tab/>app.<text:span text:style-name="T64">use</text:span>(<text:span text:style-name="T69">'/api/forms'</text:span>, forms)</text:p>
      <text:h text:style-name="P33" text:outline-level="3"><text:span text:style-name="T73">С</text:span>етевое объявление сервера <text:span text:style-name="T73">(</text:span><text:span text:style-name="T5">/bin/www</text:span><text:span text:style-name="T73">):</text:span></text:h>
      <text:p text:style-name="P34"><text:span text:style-name="T57"><text:tab/>import app from </text:span><text:span text:style-name="T69">'../app'</text:span><text:span text:style-name="T57">;</text:span></text:p>
      <text:p text:style-name="P46"><text:span text:style-name="T47"><text:tab/>import</text:span><text:span text:style-name="T25"> http </text:span><text:span text:style-name="T47">from</text:span><text:span text:style-name="T25"> </text:span><text:span text:style-name="T45">'http'</text:span><text:span text:style-name="T25">;</text:span></text:p>
      <text:p text:style-name="P42"/>
      <text:p text:style-name="P42"><text:tab/>// Get port from environment and store in Express.</text:p>
      <text:p text:style-name="P36"><text:span text:style-name="T57"><text:tab/>const</text:span> port <text:span text:style-name="T60">=</text:span> <text:span text:style-name="T64">normalizePort</text:span>(process.<text:span text:style-name="T60">env</text:span>.<text:span text:style-name="T60">PORT</text:span> <text:span text:style-name="T60">||</text:span> <text:span text:style-name="T69">'3000'</text:span>);</text:p>
      <text:p text:style-name="P46"><text:span text:style-name="T25"><text:tab/>app.</text:span><text:span text:style-name="T43">set</text:span><text:span text:style-name="T25">(</text:span><text:span text:style-name="T45">'port'</text:span><text:span text:style-name="T25">, port);</text:span></text:p>
      <text:p text:style-name="P43"/>
      <text:p text:style-name="P43"><text:tab/>// Create HTTP server.</text:p>
      <text:p text:style-name="P36"><text:span text:style-name="T57"><text:tab/>const</text:span> server <text:span text:style-name="T60">=</text:span> http.<text:span text:style-name="T64">createServer</text:span>(app);</text:p>
      <text:p text:style-name="P2"/>
      <text:p text:style-name="P3"><text:span text:style-name="T1">5</text:span>. <text:span text:style-name="T33">Идеальная </text:span><text:span text:style-name="T37">конфигурация</text:span><text:span text:style-name="T33"> должна обеспечивать:</text:span></text:p>
      <text:p text:style-name="P26"><text:span text:style-name="T81">- </text:span>считывание ключей из файла <text:span text:style-name="T80">и</text:span> из переменной среды</text:p>
      <text:p text:style-name="P26"><text:span text:style-name="T81">- </text:span>хранение секретов вне основной кодовой базы</text:p>
      <text:p text:style-name="P26"><text:span text:style-name="T81">- </text:span>иерархическую структуру для облегчения поиска</text:p>
      <text:p text:style-name="P19"><text:span text:style-name="T28">* </text:span><text:span text:style-name="T22">Есть несколько пакетов, которые могут помочь поставить галочку в большинстве таких полей, как </text:span><text:a xlink:type="simple" xlink:href="https://www.npmjs.com/package/rc" text:style-name="Internet_20_link" text:visited-style-name="Visited_20_Internet_20_Link"><text:span text:style-name="T48">rc</text:span></text:a><text:span text:style-name="T22">, </text:span><text:a xlink:type="simple" xlink:href="https://www.npmjs.com/package/nconf" text:style-name="Internet_20_link" text:visited-style-name="Visited_20_Internet_20_Link"><text:span text:style-name="T48">nconf</text:span></text:a><text:span text:style-name="T29"> </text:span><text:span text:style-name="T23">and</text:span><text:span text:style-name="T22"> </text:span><text:a xlink:type="simple" xlink:href="https://www.npmjs.com/package/config" text:style-name="Internet_20_link" text:visited-style-name="Visited_20_Internet_20_Link"><text:span text:style-name="T48">config</text:span></text:a></text:p>
      <text:p text:style-name="P62"/>
      <text:p text:style-name="P67">================================================================</text:p>
      <text:p text:style-name="P73"><text:span text:style-name="T113">ОБРАБОТКА ОШИБОК</text:span></text:p>
      <text:p text:style-name="P72"><text:span text:style-name="T110">================================================================</text:span></text:p>
      <text:p text:style-name="P4"><text:span text:style-name="T37">6</text:span><text:span text:style-name="T33">. Используйте </text:span><text:span text:style-name="T41">Async </text:span><text:span text:style-name="T37">/ </text:span><text:span text:style-name="T41">Await</text:span><text:span text:style-name="T33"> или </text:span><text:span text:style-name="T42">Promises</text:span><text:span text:style-name="T33"> для асинхронной обработки ошибок</text:span><text:span text:style-name="T82">:</text:span></text:p>
      <text:p text:style-name="P27"><text:span text:style-name="T57">async</text:span> <text:span text:style-name="T57">function</text:span> <text:span text:style-name="T64">executeAsyncTask</text:span> () {</text:p>
      <text:p text:style-name="P39"><text:s text:c="2"/><text:span text:style-name="T58">try</text:span><text:span text:style-name="T83"> {</text:span></text:p>
      <text:p text:style-name="P39"><text:soft-page-break/><text:s text:c="4"/><text:span text:style-name="T58">const</text:span><text:span text:style-name="T83"> valueA </text:span><text:span text:style-name="T61">=</text:span><text:span text:style-name="T83"> </text:span><text:span text:style-name="T58">await</text:span><text:span text:style-name="T83"> </text:span><text:span text:style-name="T65">functionA</text:span><text:span text:style-name="T83">();</text:span></text:p>
      <text:p text:style-name="P39"><text:s text:c="4"/><text:span text:style-name="T58">const</text:span><text:span text:style-name="T83"> valueB </text:span><text:span text:style-name="T61">=</text:span><text:span text:style-name="T83"> </text:span><text:span text:style-name="T58">await</text:span><text:span text:style-name="T83"> </text:span><text:span text:style-name="T65">functionB</text:span><text:span text:style-name="T83">(valueA);</text:span></text:p>
      <text:p text:style-name="P39"><text:s text:c="4"/><text:span text:style-name="T58">const</text:span><text:span text:style-name="T83"> valueC </text:span><text:span text:style-name="T61">=</text:span><text:span text:style-name="T83"> </text:span><text:span text:style-name="T58">await</text:span><text:span text:style-name="T83"> </text:span><text:span text:style-name="T65">functionC</text:span><text:span text:style-name="T83">(valueB);</text:span></text:p>
      <text:p text:style-name="P39"><text:s text:c="4"/><text:span text:style-name="T58">return</text:span><text:span text:style-name="T83"> </text:span><text:span text:style-name="T58">await</text:span><text:span text:style-name="T83"> </text:span><text:span text:style-name="T65">functionD</text:span><text:span text:style-name="T83">(valueC);</text:span></text:p>
      <text:p text:style-name="P39"><text:s text:c="2"/><text:span text:style-name="T83">}</text:span></text:p>
      <text:p text:style-name="P39"><text:s text:c="2"/><text:span text:style-name="T58">catch</text:span><text:span text:style-name="T83"> (err) {</text:span></text:p>
      <text:p text:style-name="P39"><text:s text:c="4"/><text:span text:style-name="T83">logger.</text:span><text:span text:style-name="T65">error</text:span><text:span text:style-name="T83">(err);</text:span></text:p>
      <text:p text:style-name="P39"><text:s text:c="2"/><text:span text:style-name="T83">} </text:span><text:span text:style-name="T58">finally</text:span><text:span text:style-name="T83"> {</text:span></text:p>
      <text:p text:style-name="P39"><text:s text:c="4"/><text:span text:style-name="T58">await</text:span><text:span text:style-name="T83"> </text:span><text:span text:style-name="T65">alwaysExecuteThisFunction</text:span><text:span text:style-name="T83">();</text:span></text:p>
      <text:p text:style-name="P39"><text:s text:c="2"/><text:span text:style-name="T83">}</text:span></text:p>
      <text:p text:style-name="P36">}</text:p>
      <text:p text:style-name="P13"/>
      <text:p text:style-name="P6">7. <text:span text:style-name="T34">Используйте только встроенный </text:span><text:span text:style-name="T33">объект </text:span><text:span text:style-name="T38">Error</text:span>:</text:p>
      <text:p text:style-name="P11"><text:span text:style-name="T24">Отклоните ли вы обещание, сгенерируете исключение или сгенерируете ошибку -- использование лишь встроенного объекта </text:span><text:span text:style-name="Source_20_Text"><text:span text:style-name="T26">Error</text:span></text:span><text:span text:style-name="Source_20_Text"><text:span text:style-name="T27"> </text:span></text:span><text:span text:style-name="T24">увеличит единообразие и предотвратит потерю информации</text:span></text:p>
      <text:p text:style-name="P20"/>
      <text:p text:style-name="P7">8. <text:span text:style-name="T33">Различайте ошибки</text:span><text:span text:style-name="T34"> в работе и программировании</text:span>:</text:p>
      <text:p text:style-name="P23">- <text:span text:style-name="T88">о</text:span><text:span text:style-name="T87">перационные ошибки</text:span> (например, API получил неверный ввод) - известны<text:span text:style-name="T86">й</text:span> случа<text:span text:style-name="T86">й </text:span>и может быть обработано вдумчиво</text:p>
      <text:p text:style-name="P23">- <text:span text:style-name="T87">ошибка программиста</text:span> (например, попытка прочитать неопределенную переменную) относится к неизвестным ошибкам кода, которые требуют изящного перезапуска приложения</text:p>
      <text:p text:style-name="P24"/>
      <text:p text:style-name="P8">9. <text:span text:style-name="T9">Обрабатывайте</text:span><text:span text:style-name="T34"> ошибки </text:span><text:span text:style-name="T33">централизованно</text:span><text:span text:style-name="T34"> </text:span><text:span text:style-name="T35">(</text:span><text:span text:style-name="T40">not</text:span><text:span text:style-name="T35"> </text:span><text:span text:style-name="T40">middleware</text:span><text:span text:style-name="T35"> </text:span><text:span text:style-name="T40">of</text:span><text:span text:style-name="T35"> </text:span><text:span text:style-name="T39">Express</text:span><text:span text:style-name="T35">)</text:span><text:span text:style-name="T6">:</text:span></text:p>
      <text:p text:style-name="P29">// DAL layer, we don't handle errors here</text:p>
      <text:p text:style-name="P37">DB.<text:span text:style-name="T64">addDocument</text:span>(newCustomer, (error: Error, result: Result) <text:span text:style-name="T60">=&gt;</text:span> {</text:p>
      <text:p text:style-name="P40"><text:span text:style-name="T58">if</text:span><text:span text:style-name="T83"> (error)</text:span></text:p>
      <text:p text:style-name="P40"><text:span text:style-name="T83"><text:s text:c="8"/></text:span><text:span text:style-name="T58">throw</text:span><text:span text:style-name="T83"> </text:span><text:span text:style-name="T58">new</text:span><text:span text:style-name="T83"> Error(</text:span><text:span text:style-name="T70">'Great error explanation comes here'</text:span><text:span text:style-name="T83">, other useful parameters)</text:span></text:p>
      <text:p text:style-name="P38">});</text:p>
      <text:p text:style-name="P47"/>
      <text:p text:style-name="P45">// API route code, we catch both sync and async errors and forward to the middleware</text:p>
      <text:p text:style-name="P38"><text:span text:style-name="T57">try</text:span> {</text:p>
      <text:p text:style-name="P40"><text:span text:style-name="T83"><text:s text:c="8"/>customerService.</text:span><text:span text:style-name="T65">addNew</text:span><text:span text:style-name="T83">(req.</text:span><text:span text:style-name="T61">body</text:span><text:span text:style-name="T83">).</text:span><text:span text:style-name="T65">then</text:span><text:span text:style-name="T83">((result: Result) </text:span><text:span text:style-name="T61">=&gt;</text:span><text:span text:style-name="T83"> {</text:span></text:p>
      <text:p text:style-name="P40"><text:span text:style-name="T83"><text:s text:c="14"/>res.</text:span><text:span text:style-name="T65">status</text:span><text:span text:style-name="T83">(</text:span><text:span text:style-name="T61">200</text:span><text:span text:style-name="T83">).</text:span><text:span text:style-name="T65">json</text:span><text:span text:style-name="T83">(result);</text:span></text:p>
      <text:p text:style-name="P40"><text:span text:style-name="T83"><text:s text:c="8"/>}).</text:span><text:span text:style-name="T65">catch</text:span><text:span text:style-name="T83">((error: Error) </text:span><text:span text:style-name="T61">=&gt;</text:span><text:span text:style-name="T83"> {</text:span></text:p>
      <text:p text:style-name="P40"><text:span text:style-name="T83"><text:s text:c="16"/></text:span><text:span text:style-name="T65">next</text:span><text:span text:style-name="T83">(error)</text:span></text:p>
      <text:p text:style-name="P38"><text:s text:c="8"/>});</text:p>
      <text:p text:style-name="P40"><text:span text:style-name="T83">} </text:span><text:span text:style-name="T58">catch</text:span><text:span text:style-name="T83"> (error) {</text:span></text:p>
      <text:p text:style-name="P40"><text:span text:style-name="T83"><text:s text:c="8"/></text:span><text:span text:style-name="T65">next</text:span><text:span text:style-name="T83">(error);</text:span></text:p>
      <text:p text:style-name="P38">}</text:p>
      <text:p text:style-name="P47"/>
      <text:p text:style-name="P44">// Error handling middleware, we delegate the handling to the centralized error handler</text:p>
      <text:p text:style-name="P37">app.<text:span text:style-name="T64">use</text:span>(<text:span text:style-name="T57">async</text:span> (err: Error, req: Request, res: Response, next: NextFunction) <text:span text:style-name="T60">=&gt;</text:span> {</text:p>
      <text:p text:style-name="P41"><text:span text:style-name="T83"><text:s text:c="8"/></text:span><text:span text:style-name="T58">const</text:span><text:span text:style-name="T83"> isOperationalError </text:span><text:span text:style-name="T61">=</text:span><text:span text:style-name="T83"> </text:span><text:span text:style-name="T58">await</text:span><text:span text:style-name="T83"> errorHandler.</text:span><text:span text:style-name="T65">handleError</text:span><text:span text:style-name="T83">(err);</text:span></text:p>
      <text:p text:style-name="P41"><text:span text:style-name="T83"><text:s text:c="8"/></text:span><text:span text:style-name="T58">if</text:span><text:span text:style-name="T83"> (!isOperationalError) {</text:span></text:p>
      <text:p text:style-name="P41"><text:span text:style-name="T83"><text:s text:c="16"/></text:span><text:span text:style-name="T65">next</text:span><text:span text:style-name="T83">(err);</text:span></text:p>
      <text:p text:style-name="P50"><text:s text:c="8"/>}</text:p>
      <text:p text:style-name="P37">});</text:p>
      <text:p text:style-name="P28">-------------------------------------------------------------------------------------------------------------------------------------------------------------------------------------------</text:p>
      <text:p text:style-name="P27"><text:span text:style-name="T57">class</text:span> ErrorHandler {</text:p>
      <text:p text:style-name="P39"><text:s text:c="2"/><text:span text:style-name="T58">public</text:span><text:span text:style-name="T83"> </text:span><text:span text:style-name="T58">async</text:span><text:span text:style-name="T83"> </text:span><text:span text:style-name="T65">handleError</text:span><text:span text:style-name="T83">(err: Error): Promise&lt;</text:span><text:span text:style-name="T58">void</text:span><text:span text:style-name="T83">&gt; {</text:span></text:p>
      <text:p text:style-name="P39"><text:soft-page-break/><text:s text:c="4"/><text:span text:style-name="T58">await</text:span><text:span text:style-name="T83"> logger.</text:span><text:span text:style-name="T65">logError</text:span><text:span text:style-name="T83">(err);</text:span></text:p>
      <text:p text:style-name="P39"><text:s text:c="4"/><text:span text:style-name="T58">await</text:span><text:span text:style-name="T83"> </text:span><text:span text:style-name="T65">sendMailToAdminIfCritical</text:span><text:span text:style-name="T83">();</text:span></text:p>
      <text:p text:style-name="P39"><text:s text:c="4"/><text:span text:style-name="T58">await</text:span><text:span text:style-name="T83"> </text:span><text:span text:style-name="T65">saveInOpsQueueIfCritical</text:span><text:span text:style-name="T83">();</text:span></text:p>
      <text:p text:style-name="P39"><text:s text:c="4"/><text:span text:style-name="T58">await</text:span><text:span text:style-name="T83"> </text:span><text:span text:style-name="T65">determineIfOperationalError</text:span><text:span text:style-name="T83">();</text:span></text:p>
      <text:p text:style-name="P39"><text:s text:c="2"/><text:span text:style-name="T83">};</text:span></text:p>
      <text:p text:style-name="P36">}</text:p>
      <text:p text:style-name="P46"><text:span text:style-name="T47">export</text:span><text:span text:style-name="T25"> </text:span><text:span text:style-name="T47">const</text:span><text:span text:style-name="T25"> handler </text:span><text:span text:style-name="T49">=</text:span><text:span text:style-name="T25"> </text:span><text:span text:style-name="T47">new</text:span><text:span text:style-name="T25"> ErrorHandler();</text:span></text:p>
      <text:p text:style-name="P15"/>
      <text:p text:style-name="P1"><text:span text:style-name="T1">10.</text:span> <text:span text:style-name="T33">Документирование ошибок API при использовании </text:span><text:span text:style-name="T41">Swagger</text:span><text:span text:style-name="T33"> или </text:span><text:span text:style-name="T41">GraphQL</text:span>:</text:p>
      <text:p text:style-name="P21"><text:span text:style-name="T94">П</text:span>ользователь API должен знать не только о схеме API, но и о возможных ошибках</text:p>
      <text:p text:style-name="P25">* Например, в документации по API может быть заранее указано, что HTTP-статус 409 возвращается, когда имя клиента уже существует</text:p>
      <text:p text:style-name="P22"><text:span text:style-name="T21">Swagger</text:span> - это стандарт, определяющий схему документации API, предлагающую эко-систему инструментов, позволяющую легко создавать документацию в Интернете</text:p>
      <text:p text:style-name="P22"/>
      <text:p text:style-name="P5"><text:span text:style-name="T13">11</text:span>. <text:span text:style-name="T10">Когда </text:span><text:span text:style-name="T95">неизвестное</text:span><text:span text:style-name="T10"> случилось — выходите </text:span><text:span text:style-name="T89">изящно</text:span>:</text:p>
      <text:p text:style-name="P78"><text:span text:style-name="T98">Если ошибка незнакома и все процессы начали сбоить — завершите процесс и используйте </text:span><text:span text:style-name="T90">«инструмент перезапуска» (например: </text:span><text:a xlink:type="simple" xlink:href="https://www.npmjs.com/package/forever" text:style-name="Internet_20_link" text:visited-style-name="Visited_20_Internet_20_Link">Forever</text:a><text:span text:style-name="T51"> </text:span><text:span text:style-name="T52">или </text:span><text:a xlink:type="simple" xlink:href="http://pm2.keymetrics.io/" text:style-name="Internet_20_link" text:visited-style-name="Visited_20_Internet_20_Link"><text:span text:style-name="T53">PM2</text:span></text:a><text:span text:style-name="T91"> </text:span><text:span text:style-name="T90">и т.д.)</text:span></text:p>
      <text:p text:style-name="P78"><text:span text:style-name="T90"/></text:p>
      <text:p text:style-name="P82"><text:span text:style-name="T1">12</text:span>. <text:span text:style-name="T37">Тест</text:span><text:span text:style-name="T33">ируйте потоки ошибок</text:span>:</text:p>
      <text:p text:style-name="P59"><text:span text:style-name="T64">describe</text:span>(<text:span text:style-name="T69">'Facebook chat'</text:span>, () <text:span text:style-name="T60">=&gt;</text:span> {</text:p>
      <text:p text:style-name="P39"><text:s text:c="2"/><text:span text:style-name="T65">it</text:span><text:span text:style-name="T83">(</text:span><text:span text:style-name="T70">'Notifies on new chat message'</text:span><text:span text:style-name="T83">, () </text:span><text:span text:style-name="T61">=&gt;</text:span><text:span text:style-name="T83"> {</text:span></text:p>
      <text:p text:style-name="P39"><text:s text:c="4"/><text:span text:style-name="T58">const</text:span><text:span text:style-name="T83"> </text:span><text:span text:style-name="T85">chatService</text:span><text:span text:style-name="T83"> </text:span><text:span text:style-name="T61">=</text:span><text:span text:style-name="T83"> </text:span><text:span text:style-name="T58">new</text:span><text:span text:style-name="T83"> chatService();</text:span></text:p>
      <text:p text:style-name="P39"><text:s text:c="4"/><text:span text:style-name="T83">chatService.</text:span><text:span text:style-name="T61">participants</text:span><text:span text:style-name="T83"> </text:span><text:span text:style-name="T61">=</text:span><text:span text:style-name="T83"> </text:span><text:span text:style-name="T65">getDisconnectedParticipants</text:span><text:span text:style-name="T83">();</text:span></text:p>
      <text:p text:style-name="P39"><text:s text:c="4"/><text:span text:style-name="T65">expect</text:span><text:span text:style-name="T83">(chatService.</text:span><text:span text:style-name="T61">sendMessage</text:span><text:span text:style-name="T83">.</text:span><text:span text:style-name="T65">bind</text:span><text:span text:style-name="T83">({ </text:span><text:span text:style-name="T61">message</text:span><text:span text:style-name="T83">: </text:span><text:span text:style-name="T70">'Hi'</text:span><text:span text:style-name="T83"> })).</text:span><text:span text:style-name="T61">to</text:span><text:span text:style-name="T83">.</text:span><text:span text:style-name="T65">throw</text:span><text:span text:style-name="T83">(ConnectionError);</text:span></text:p>
      <text:p text:style-name="P39"><text:s text:c="2"/><text:span text:style-name="T83">});</text:span></text:p>
      <text:p text:style-name="P36">});</text:p>
      <text:p text:style-name="P77"/>
      <text:p text:style-name="P81">13. <text:span text:style-name="T34">Обнаружение </text:span><text:span text:style-name="T33">ошибок</text:span><text:span text:style-name="T34"> и </text:span><text:span text:style-name="T33">простоев</text:span><text:span text:style-name="T34"> с использованием продуктов </text:span><text:span text:style-name="T33">APM</text:span>:</text:p>
      <text:p text:style-name="P64">Продукты для мониторинга и производительности (a.k.a <text:span text:style-name="T19">APM</text:span>) проактивно измеряют вашу кодовую базу или API, чтобы они могли автоматически подсвечивать ошибки, сбои и медленные части, которые вы пропустили.</text:p>
      <text:p text:style-name="P66">---&gt; <text:span text:style-name="T75">Мониторинг</text:span> <text:span text:style-name="T75">веб-сайтов</text:span> <text:span text:style-name="T75">или</text:span> API:<text:span text:style-name="T96"> </text:span><text:span text:style-name="T100">Pingdom, Uptime Robot, New Relic </text:span></text:p>
      <text:p text:style-name="P65"><text:span text:style-name="T96">---&gt; Инструментарий кода: </text:span><text:span text:style-name="T100">New Relic, App Dynamics</text:span></text:p>
      <text:p text:style-name="P79"><text:span text:style-name="T30">---&gt; Панель оперативных сведений: </text:span><text:span text:style-name="T54">Datadog, Splunk, Zabbix</text:span></text:p>
      <text:p text:style-name="P84"><text:span text:style-name="T31"/></text:p>
      <text:p text:style-name="P85">14. <text:span text:style-name="T33">Ловите </text:span><text:span text:style-name="T34">необработанные </text:span><text:span text:style-name="T33">отказы </text:span><text:span text:style-name="T34">от </text:span><text:span text:style-name="T36">промисов</text:span>:</text:p>
      <text:p text:style-name="P86"><text:span text:style-name="T108">Р</text:span>ешение состоит в том, чтобы никогда не забывать добавлять предложения <text:span text:style-name="T1">.</text:span><text:span text:style-name="T21">catch</text:span> в каждый вызов цепочки обещаний и перенаправлять их в централизованный обработчик ошибок</text:p>
      <text:h text:style-name="P48" text:outline-level="3"/>
      <text:h text:style-name="P48" text:outline-level="3">* Пример кода: эти ошибки не будут обнаружены никаким обработчиком ошибок (кроме unhandledRejection)</text:h>
      <text:p text:style-name="P58"><text:span text:style-name="T60">DAL</text:span>.<text:span text:style-name="T64">getUserById</text:span>(<text:span text:style-name="T60">1</text:span>).<text:span text:style-name="T64">then</text:span>((johnSnow) <text:span text:style-name="T60">=&gt;</text:span> {</text:p>
      <text:p text:style-name="P53"><text:s text:c="2"/><text:span text:style-name="T103">// this error will just vanish</text:span></text:p>
      <text:p text:style-name="P53"><text:s text:c="2"/><text:span text:style-name="T59">if</text:span><text:span text:style-name="T97">(johnSnow.</text:span><text:span text:style-name="T63">isAlive</text:span><text:span text:style-name="T97"> </text:span><text:span text:style-name="T63">===</text:span><text:span text:style-name="T97"> </text:span><text:span text:style-name="T63">false</text:span><text:span text:style-name="T97">)</text:span></text:p>
      <text:p text:style-name="P53"><text:s text:c="6"/><text:span text:style-name="T59">throw</text:span><text:span text:style-name="T97"> </text:span><text:span text:style-name="T59">new</text:span><text:span text:style-name="T97"> </text:span><text:span text:style-name="T107">Error</text:span><text:span text:style-name="T97">(</text:span><text:span text:style-name="T72">'ahhhh'</text:span><text:span text:style-name="T97">);</text:span></text:p>
      <text:p text:style-name="P56">});</text:p>
      <text:p text:style-name="P61"><text:span text:style-name="T92">-------------------------------------------------------------------------------------------------------------------------------------------------------------------------------------------</text:span><text:span text:style-name="T19">process.</text:span><text:span text:style-name="T68">on</text:span>(<text:span text:style-name="T69">'unhandledRejection'</text:span>, (reason: string, p: Promise&lt;any&gt;) <text:span text:style-name="T60">=&gt;</text:span> {</text:p>
      <text:p text:style-name="P54"><text:span text:style-name="T97"><text:s text:c="8"/></text:span><text:span text:style-name="T103">// I just caught an unhandled promise rejection,</text:span></text:p>
      <text:p text:style-name="P54"><text:span text:style-name="T97"><text:s text:c="8"/></text:span><text:span text:style-name="T103">// since we already have fallback handler for unhandled errors (see below),</text:span></text:p>
      <text:p text:style-name="P54"><text:span text:style-name="T97"><text:s text:c="8"/></text:span><text:span text:style-name="T103">// let throw and let him handle that</text:span></text:p>
      <text:p text:style-name="P54"><text:soft-page-break/><text:span text:style-name="T97"><text:s text:c="8"/></text:span><text:span text:style-name="T59">throw</text:span><text:span text:style-name="T97"> reason;</text:span></text:p>
      <text:p text:style-name="P56">});</text:p>
      <text:p text:style-name="P57"><text:span text:style-name="T32">process.</text:span><text:span text:style-name="T44">on</text:span><text:span text:style-name="T32">(</text:span><text:span text:style-name="T46">'uncaughtException'</text:span><text:span text:style-name="T32">, (error: Error) </text:span><text:span text:style-name="T50">=&gt;</text:span><text:span text:style-name="T32"> {</text:span></text:p>
      <text:p text:style-name="P54"><text:span text:style-name="T97"><text:s text:c="8"/></text:span><text:span text:style-name="T103">// I just received an error that was never handled, time to handle it and then decide whether a restart is needed</text:span></text:p>
      <text:p text:style-name="P54"><text:span text:style-name="T97"><text:s text:c="8"/>errorManagement.</text:span><text:span text:style-name="T63">handler</text:span><text:span text:style-name="T97">.</text:span><text:span text:style-name="T67">handleError</text:span><text:span text:style-name="T97">(error);</text:span></text:p>
      <text:p text:style-name="P54"><text:span text:style-name="T97"><text:s text:c="8"/></text:span><text:span text:style-name="T59">if</text:span><text:span text:style-name="T97"> (!errorManagement.</text:span><text:span text:style-name="T63">handler</text:span><text:span text:style-name="T97">.</text:span><text:span text:style-name="T67">isTrustedError</text:span><text:span text:style-name="T97">(error))</text:span></text:p>
      <text:p text:style-name="P54"><text:span text:style-name="T97"><text:s text:c="16"/>process.</text:span><text:span text:style-name="T67">exit</text:span><text:span text:style-name="T97">(</text:span><text:span text:style-name="T63">1</text:span><text:span text:style-name="T97">);</text:span></text:p>
      <text:p text:style-name="P56">});</text:p>
      <text:p text:style-name="P80"><text:span text:style-name="T77">15</text:span><text:span text:style-name="T76">. </text:span><text:span text:style-name="T78">Проверяйте аргументы</text:span><text:span text:style-name="T79">, используя выделенную библиотеку</text:span><text:span text:style-name="T76">:</text:span></text:p>
      <text:p text:style-name="P60"><text:span text:style-name="T57">var</text:span> memberSchema <text:span text:style-name="T60">=</text:span> <text:span text:style-name="T104">Joi</text:span>.<text:span text:style-name="T64">object</text:span>().<text:span text:style-name="T64">keys</text:span>({</text:p>
      <text:p text:style-name="P53"><text:span text:style-name="T63"><text:s text:c="8"/>password</text:span><text:span text:style-name="T97">: </text:span><text:span text:style-name="T107">Joi</text:span><text:span text:style-name="T97">.</text:span><text:span text:style-name="T67">string</text:span><text:span text:style-name="T97">().</text:span><text:span text:style-name="T67">regex</text:span><text:span text:style-name="T97">(</text:span><text:span text:style-name="T72">/^[a-zA-Z0-9]{3,30}$/</text:span><text:span text:style-name="T97">),</text:span></text:p>
      <text:p text:style-name="P55"><text:span text:style-name="T63"><text:s text:c="8"/>birthyear</text:span><text:span text:style-name="T97">: </text:span><text:span text:style-name="T107">Joi</text:span><text:span text:style-name="T97">.</text:span><text:span text:style-name="T67">number</text:span><text:span text:style-name="T97">().</text:span><text:span text:style-name="T67">integer</text:span><text:span text:style-name="T97">().</text:span><text:span text:style-name="T67">min</text:span><text:span text:style-name="T97">(</text:span><text:span text:style-name="T63">1900</text:span><text:span text:style-name="T97">).</text:span><text:span text:style-name="T67">max</text:span><text:span text:style-name="T97">(</text:span><text:span text:style-name="T63">2013</text:span><text:span text:style-name="T97">),</text:span></text:p>
      <text:p text:style-name="P55"><text:span text:style-name="T63"><text:s text:c="8"/>email</text:span><text:span text:style-name="T97">: </text:span><text:span text:style-name="T107">Joi</text:span><text:span text:style-name="T97">.</text:span><text:span text:style-name="T67">string</text:span><text:span text:style-name="T97">().</text:span><text:span text:style-name="T67">email</text:span><text:span text:style-name="T97">()</text:span></text:p>
      <text:p text:style-name="P56">});</text:p>
      <text:p text:style-name="P57"/>
      <text:p text:style-name="P56"><text:span text:style-name="T57">function</text:span> <text:span text:style-name="T64">addNewMember</text:span>(newMember) {</text:p>
      <text:p text:style-name="P55"><text:span text:style-name="T63"><text:s text:c="8"/></text:span><text:span text:style-name="T103">// assertions come first</text:span></text:p>
      <text:p text:style-name="P55"><text:span text:style-name="T63"><text:s text:c="8"/></text:span><text:span text:style-name="T107">Joi</text:span><text:span text:style-name="T97">.</text:span><text:span text:style-name="T67">assert</text:span><text:span text:style-name="T97">(newMember, memberSchema); </text:span><text:span text:style-name="T103">//throws if validation fails</text:span></text:p>
      <text:p text:style-name="P55"><text:span text:style-name="T63"><text:s text:c="8"/></text:span><text:span text:style-name="T103">// other logic here</text:span></text:p>
      <text:p text:style-name="P56">}</text:p>
      <text:p text:style-name="P70"/>
      <text:p text:style-name="P69">================================================================</text:p>
      <text:p text:style-name="P74"><text:span text:style-name="T113">СТИЛЬ КОДА</text:span></text:p>
      <text:p text:style-name="P75"><text:span text:style-name="T110">================================================================</text:span></text:p>
      <text:p text:style-name="P76"><text:span text:style-name="T77">16</text:span><text:span text:style-name="T76">. :</text:span></text:p>
      <text:p text:style-name="P14"/>
      <text:p text:style-name="P9"><text:span text:style-name="T13">17</text:span>. :</text:p>
      <text:p text:style-name="P14"/>
      <text:p text:style-name="P9"><text:span text:style-name="T13">18</text:span>. :</text:p>
      <text:p text:style-name="P14"/>
      <text:p text:style-name="P9"><text:span text:style-name="T13">19</text:span>. :</text:p>
      <text:p text:style-name="P14"/>
      <text:p text:style-name="P9"><text:span text:style-name="T93">20</text:span>. :</text:p>
      <text:p text:style-name="P14"/>
      <text:p text:style-name="P9"><text:span text:style-name="T93">21</text:span>. :</text:p>
      <text:p text:style-name="P14"/>
      <text:p text:style-name="P9"><text:span text:style-name="T93">22</text:span>. :</text:p>
      <text:p text:style-name="P14"/>
      <text:p text:style-name="P9"><text:span text:style-name="T93">23</text:span>. :</text:p>
      <text:p text:style-name="P14"/>
      <text:p text:style-name="P9"><text:span text:style-name="T93">24</text:span>. :</text:p>
      <text:p text:style-name="P14"/>
      <text:p text:style-name="P9"><text:span text:style-name="T93">25</text:span>. :</text:p>
      <text:p text:style-name="P14"/>
      <text:p text:style-name="P9"><text:span text:style-name="T93">26</text:span>. :</text:p>
      <text:p text:style-name="P14"/>
      <text:p text:style-name="P9"><text:span text:style-name="T93">27</text:span>. :</text:p>
      <text:p text:style-name="P14"/>
      <text:p text:style-name="P9"><text:span text:style-name="T93">28</text:span>. :</text:p>
      <text:p text:style-name="P14"><text:soft-page-break/></text:p>
      <text:p text:style-name="P9"><text:span text:style-name="T93">29</text:span>. :</text:p>
      <text:p text:style-name="P14"/>
      <text:p text:style-name="P9"><text:span text:style-name="T93">30</text:span>. :</text:p>
      <text:p text:style-name="P18"/>
      <text:p text:style-name="P9"><text:span text:style-name="T93">31</text:span>. :</text:p>
      <text:p text:style-name="P18"/>
      <text:p text:style-name="P9"><text:span text:style-name="T93">32</text:span>. :</text:p>
      <text:p text:style-name="P18"/>
      <text:p text:style-name="P9"><text:span text:style-name="T93">33</text:span>. :</text:p>
      <text:p text:style-name="P18"/>
      <text:p text:style-name="P9"><text:span text:style-name="T93">34</text:span>. :</text:p>
      <text:p text:style-name="P18"/>
      <text:p text:style-name="P9"><text:span text:style-name="T93">35</text:span>. :</text:p>
      <text:p text:style-name="P18"/>
      <text:p text:style-name="P9"><text:span text:style-name="T93">36</text:span>. :</text:p>
      <text:p text:style-name="P18"/>
      <text:p text:style-name="P9"><text:span text:style-name="T93">37</text:span>. :</text:p>
      <text:p text:style-name="P18"/>
      <text:p text:style-name="P9"><text:span text:style-name="T93">38</text:span>. :</text:p>
      <text:p text:style-name="P18"/>
      <text:p text:style-name="P9"><text:span text:style-name="T93">39</text:span>. :</text:p>
      <text:p text:style-name="P18"/>
      <text:p text:style-name="P9"><text:span text:style-name="T93">40</text:span>. :</text:p>
      <text:p text:style-name="P18"/>
      <text:p text:style-name="P9"><text:span text:style-name="T93">41</text:span>. :</text:p>
      <text:p text:style-name="P18"/>
      <text:p text:style-name="P9"><text:span text:style-name="T93">42</text:span>. :</text:p>
      <text:p text:style-name="P18"/>
      <text:p text:style-name="P9"><text:span text:style-name="T93">43</text:span>. :</text:p>
      <text:p text:style-name="P18"/>
      <text:p text:style-name="P9"><text:span text:style-name="T93">44</text:span>. :</text:p>
      <text:p text:style-name="P18"/>
      <text:p text:style-name="P9"><text:span text:style-name="T93">45</text:span>. :</text:p>
      <text:p text:style-name="P18"/>
      <text:p text:style-name="P9"><text:span text:style-name="T93">46</text:span>. :</text:p>
      <text:p text:style-name="P18"/>
      <text:p text:style-name="P9"><text:span text:style-name="T93">47</text:span>. :</text:p>
      <text:p text:style-name="P18"/>
      <text:p text:style-name="P9"><text:span text:style-name="T93">48</text:span>. :</text:p>
      <text:p text:style-name="P18"/>
      <text:p text:style-name="P9"><text:span text:style-name="T93">49</text:span>. :</text:p>
      <text:p text:style-name="P18"/>
      <text:p text:style-name="P9"><text:span text:style-name="T93">50</text:span>. :</text:p>
      <text:p text:style-name="P18"/>
      <text:p text:style-name="P9"/>
      <text:p text:style-name="P17"/>
      <text:p text:style-name="P16"/>
      <text:p text:style-name="P16"/>
      <text:p text:style-name="P1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Manjari Regular" svg:font-family="'Manjari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102in" fo:margin-right="0.4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0:42:42.312126196</meta:creation-date>
    <meta:generator>LibreOffice/6.0.7.3$Linux_X86_64 LibreOffice_project/00m0$Build-3</meta:generator>
    <dc:date>2020-04-11T16:42:49.869957182</dc:date>
    <meta:editing-duration>PT5H16M1S</meta:editing-duration>
    <meta:editing-cycles>113</meta:editing-cycles>
    <meta:document-statistic meta:table-count="0" meta:image-count="0" meta:object-count="0" meta:page-count="6" meta:paragraph-count="175" meta:word-count="864" meta:character-count="7256" meta:non-whitespace-character-count="6247"/>
  </office:meta>
</office:document-meta>
</file>